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ba739" officeooo:paragraph-rsid="001c2f90" style:font-size-asian="14pt" style:font-size-complex="16pt"/>
    </style:style>
    <style:style style:name="P2" style:family="paragraph" style:parent-style-name="Standard">
      <style:paragraph-properties fo:text-align="start" style:justify-single-word="false"/>
      <style:text-properties fo:font-size="16pt" officeooo:rsid="000ba739" officeooo:paragraph-rsid="001c2f90" style:font-size-asian="14pt" style:font-size-complex="16pt"/>
    </style:style>
    <style:style style:name="P3" style:family="paragraph" style:parent-style-name="Standard">
      <style:paragraph-properties fo:text-align="start" style:justify-single-word="false"/>
      <style:text-properties fo:font-size="16pt" officeooo:rsid="000ba739" officeooo:paragraph-rsid="00209527" style:font-size-asian="14pt" style:font-size-complex="16pt"/>
    </style:style>
    <style:style style:name="P4" style:family="paragraph" style:parent-style-name="Standard">
      <style:paragraph-properties fo:text-align="start" style:justify-single-word="false"/>
      <style:text-properties fo:font-size="12pt" officeooo:rsid="00209527" officeooo:paragraph-rsid="00209527" style:font-size-asian="10.5pt" style:font-size-complex="12pt"/>
    </style:style>
    <style:style style:name="P5" style:family="paragraph" style:parent-style-name="Standard">
      <style:paragraph-properties fo:text-align="end" style:justify-single-word="false"/>
      <style:text-properties fo:font-size="12pt" officeooo:rsid="000ba739" officeooo:paragraph-rsid="001c2f90" style:font-size-asian="12pt" style:font-size-complex="12pt"/>
    </style:style>
    <style:style style:name="P6" style:family="paragraph" style:parent-style-name="Standard">
      <style:paragraph-properties fo:text-align="start" style:justify-single-word="false"/>
      <style:text-properties fo:font-size="12pt" officeooo:rsid="000ba739" officeooo:paragraph-rsid="001c2f90" style:font-size-asian="12pt" style:font-size-complex="12pt"/>
    </style:style>
    <style:style style:name="P7" style:family="paragraph" style:parent-style-name="Standard">
      <style:paragraph-properties fo:text-align="end" style:justify-single-word="false"/>
      <style:text-properties fo:font-size="12pt" officeooo:rsid="000e4101" officeooo:paragraph-rsid="001c2f90" style:font-size-asian="12pt" style:font-size-complex="12pt"/>
    </style:style>
    <style:style style:name="P8" style:family="paragraph" style:parent-style-name="Standard">
      <style:paragraph-properties fo:text-align="end" style:justify-single-word="false"/>
      <style:text-properties fo:font-size="16pt" officeooo:rsid="000ba739" officeooo:paragraph-rsid="001c2f90" style:font-size-asian="14pt" style:font-size-complex="16pt"/>
    </style:style>
    <style:style style:name="P9" style:family="paragraph" style:parent-style-name="Standard">
      <style:paragraph-properties fo:text-align="center" style:justify-single-word="false"/>
      <style:text-properties fo:font-size="13pt" officeooo:rsid="000ba739" officeooo:paragraph-rsid="001c2f90" style:font-size-asian="13pt" style:font-size-complex="13pt"/>
    </style:style>
    <style:style style:name="T1" style:family="text">
      <style:text-properties officeooo:rsid="001c2f90"/>
    </style:style>
    <style:style style:name="T2" style:family="text">
      <style:text-properties fo:font-size="12pt" officeooo:rsid="001c2f90" style:font-size-asian="10.5pt" style:font-size-complex="12pt"/>
    </style:style>
    <style:style style:name="T3" style:family="text">
      <style:text-properties fo:font-size="12pt" officeooo:rsid="001df074" style:font-size-asian="10.5pt" style:font-size-complex="12pt"/>
    </style:style>
    <style:style style:name="T4" style:family="text">
      <style:text-properties fo:font-size="12pt" officeooo:rsid="001eebce" style:font-size-asian="10.5pt" style:font-size-complex="12pt"/>
    </style:style>
    <style:style style:name="T5" style:family="text">
      <style:text-properties fo:font-size="12pt" officeooo:rsid="00209527" style:font-size-asian="10.5pt" style:font-size-complex="12pt"/>
    </style:style>
    <style:style style:name="T6" style:family="text">
      <style:text-properties officeooo:rsid="001df074"/>
    </style:style>
    <style:style style:name="T7" style:family="text">
      <style:text-properties officeooo:rsid="0021cc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Jonathon Delemos</text:p>
      <text:p text:style-name="P7">Professor Curtis D. Smith</text:p>
      <text:p text:style-name="P7">Response Paper #<text:span text:style-name="T1">2</text:span></text:p>
      <text:p text:style-name="P7"><text:span text:style-name="T1">3/26/2</text:span>024</text:p>
      <text:p text:style-name="P5"/>
      <text:p text:style-name="P5"/>
      <text:p text:style-name="P5"/>
      <text:p text:style-name="P5"/>
      <text:p text:style-name="P9">“Fire: The Great Catalyst for Change”</text:p>
      <text:p text:style-name="P5"/>
      <text:p text:style-name="P6">Overcoming adversity is a crucial step in personal development, creating self-reliance, emotional resilience, and courage for those who face it. In the poem “The Sixth Month of 408: We Had a Fire” <text:span text:style-name="T7">written by Tao Qian</text:span> <text:span text:style-name="T7">during the Tang Dynasty, </text:span>our attention is drawn toward a family whose property has just burned down due to high summer winds. The fire is absolute. It wipes out everything on the property and leaves the owner totally destitute. Despite this terrible tragedy, the owner's resolve never wavers. Instead of breaking down, the farmer meditates, contemplates the nature of his existence, and moves forward with vigor. Throughout this poem, we see great elements of fortitude, faith, and rebirth from the farmer.</text:p>
      <text:p text:style-name="P6"><text:tab/>In the beginning of the poem, a two-line couplet illustrates the current state of the property before the disaster. “My thatch was set in a narrow lane, that willingly kept the splendid coaches away” (Owens, 317). This couplet initially struck me with its wonderful beauty. Choosing when to interact with the world can be viewed as a great luxury; you are never bothered with the effects of class. It can be assumed that with this location comes peace and tranquility, not subject to the will of distant rulers. The next couplet reveals the hidden sanctuary that is his property burning down. There is little to interpret here; the writer almost writes it in a way that is devoid of emotion. “In a moment my grove and house burned down” (Owens, 317). I found this line interesting because it is monotone, with no mention of sadness or regret. I interpreted it almost as a precursor to the rest of the poem's detached theme. The writer moves on to describe the devastation; however, again, the writer never seems to mention any word of remorse or anger when describing the destruction. The reason this draws attention itself is because there exists a stark contrast between the calmness of the initial setting and the devastation that follows.</text:p>
      <text:p text:style-name="P6"><text:tab/>The farmer's decision to meditate in the ashes of his lost world symbolizes an incredible ability to resolve with his surroundings while remaining ever spiritually peaceful. Idealistic, I found his reaction, but not an impossible goal to attempt to emulate this mentality. The tone so far has been very light amidst the chaos of the setting, and I found that as a wonderful contradiction. Finally, we see the line that reveals his true spiritual nature: “In its own right my being is pure and firm—indeed there is no jade so hard” (Owens, 317). I was left stunned by this line; the self-realization of his true nature as forever undefeated was a heartwarming read. He is resilient. Surely, in times of great crisis, we can draw upon the spirit of the property owner and face life's challenges head-on. The faith he has in himself is simply very inspiring.</text:p>
      <text:p text:style-name="P6"><text:tab/>The last element that is a major theme of the poem is rebirth, which we only see in the last couplet of the poem, but is perhaps the most powerful couplet of the poem. Despite the total loss the property owner has experienced, he nevertheless focuses on rebuilding his garden with love and care. It is in reference to the couplet, “I envision those times of Dong-Hu, when spare grain was left overnight in the field,” the final couplet, “But since I wasn’t born in those times, I’ll just go on watering my gardens” (Owens, 317), reaches a lovely crescendo. He is grateful despite the horrible circumstances nature has bestowed upon him. He is not wanting for food; by that simple truth, he must carry on and move with the flow of nature.</text:p>
      <text:p text:style-name="P6"><text:tab/>Throughout this poem, we see great elements of fortitude, faith, and rebirth from the farmer. The sturdiness, elasticity, and unwavering courage the property owner displayed was meaningful to all those who have faced great adversity in their life. The property owner's entire estate was burned to the ground. Nevertheless, he chose to water his garden almost as if nothing happened. While fire <text:soft-page-break/>can be a great catalyst for change, it’s possible it sometimes serves only to bring out the parts of us that are deeply ingrained, illuminating the essence of our being against the backdrop of night’s darkest shadows.</text:p>
      <text:p text:style-name="P6"/>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2:33.934587358</meta:creation-date>
    <dc:date>2024-03-26T13:52:39.130414656</dc:date>
    <meta:editing-duration>PT3H54M9S</meta:editing-duration>
    <meta:editing-cycles>6</meta:editing-cycles>
    <meta:generator>LibreOffice/7.6.4.1$Linux_X86_64 LibreOffice_project/60$Build-1</meta:generator>
    <meta:document-statistic meta:table-count="0" meta:image-count="0" meta:object-count="0" meta:page-count="2" meta:paragraph-count="10" meta:word-count="726" meta:character-count="4276" meta:non-whitespace-character-count="3557"/>
  </office:meta>
</office:document-meta>
</file>